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Helvetica" svg:font-family="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font-variant="normal" fo:text-transform="none" fo:color="#000000" loext:opacity="100%" style:font-name="Helvetica" fo:font-size="11.25pt" fo:letter-spacing="normal" fo:font-style="normal" fo:font-weight="normal" fo:background-color="transparent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Helvetica" fo:font-size="11.25pt" fo:letter-spacing="normal" fo:font-style="normal" fo:font-weight="normal" fo:background-color="transparent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Helvetica" fo:font-size="11.25pt" fo:letter-spacing="normal" fo:font-style="normal" fo:font-weight="normal" officeooo:paragraph-rsid="0017770e" fo:background-color="transparent" style:font-weight-asian="normal" style:font-weight-complex="normal"/>
    </style:style>
    <style:style style:name="P5" style:family="paragraph" style:parent-style-name="Standard">
      <style:text-properties fo:font-variant="normal" fo:text-transform="none" fo:color="#000000" loext:opacity="100%" style:font-name="Helvetica" fo:font-size="11.25pt" fo:letter-spacing="normal" fo:font-style="normal" fo:font-weight="normal" fo:background-color="#eeeeee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Helvetica" fo:font-size="11.25pt" fo:letter-spacing="normal" fo:font-style="italic" fo:font-weight="bold" fo:background-color="transparent" style:font-style-asian="italic" style:font-weight-asian="bold" style:font-style-complex="italic" style:font-weight-complex="bold"/>
    </style:style>
    <style:style style:name="P7" style:family="paragraph" style:parent-style-name="Standard">
      <style:text-properties fo:font-variant="normal" fo:text-transform="none" fo:color="#000000" loext:opacity="100%" style:font-name="Helvetica" fo:font-size="15pt" fo:letter-spacing="normal" fo:font-style="normal" fo:font-weight="normal" fo:background-color="transparent" style:font-size-asian="15pt" style:font-weight-asian="normal" style:font-size-complex="15pt" style:font-weight-complex="normal"/>
    </style:style>
    <style:style style:name="P8" style:family="paragraph" style:parent-style-name="Standard">
      <style:text-properties fo:font-variant="normal" fo:text-transform="none" fo:color="#000000" loext:opacity="100%" style:font-name="Helvetica" fo:font-size="15pt" fo:letter-spacing="normal" fo:font-style="normal" fo:font-weight="normal" officeooo:paragraph-rsid="000f48ee" fo:background-color="transparent" style:font-size-asian="15pt" style:font-weight-asian="normal" style:font-size-complex="15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Helvetica" fo:font-size="16pt" fo:letter-spacing="normal" fo:font-style="normal" fo:font-weight="bold" officeooo:rsid="0010c132" officeooo:paragraph-rsid="0010c132" fo:background-color="transparent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Helvetica" fo:font-size="60pt" fo:letter-spacing="normal" fo:font-style="normal" style:text-underline-style="solid" style:text-underline-width="auto" style:text-underline-color="font-color" fo:font-weight="bold" officeooo:rsid="0017770e" officeooo:paragraph-rsid="0017770e" fo:background-color="transparent" style:font-size-asian="60pt" style:font-weight-asian="bold" style:font-size-complex="60pt" style:font-weight-complex="bold"/>
    </style:style>
    <style:style style:name="P11" style:family="paragraph" style:parent-style-name="Standard">
      <style:paragraph-properties fo:text-align="end" style:justify-single-word="false"/>
      <style:text-properties fo:font-variant="normal" fo:text-transform="none" fo:color="#000000" loext:opacity="100%" style:font-name="Helvetica" fo:font-size="14pt" fo:letter-spacing="normal" fo:font-style="normal" fo:font-weight="bold" fo:background-color="transparent" style:font-size-asian="14pt" style:font-weight-asian="bold" style:font-size-complex="14pt" style:font-weight-complex="bold"/>
    </style:style>
    <style:style style:name="P12" style:family="paragraph" style:parent-style-name="Standard">
      <style:text-properties fo:font-variant="normal" fo:text-transform="none" fo:color="#202122" loext:opacity="100%" style:font-name="sans-serif" fo:font-size="10.5pt" fo:letter-spacing="normal" fo:font-style="normal" fo:font-weight="normal" fo:background-color="transparent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text-align="start" style:justify-single-word="false"/>
      <style:text-properties fo:font-style="italic" fo:font-weight="bold" officeooo:paragraph-rsid="000cff84" style:font-style-asian="italic" style:font-weight-asian="bold" style:font-style-complex="italic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tyle="italic" fo:font-weight="bold" officeooo:paragraph-rsid="000cff84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3pt" fo:font-weight="normal" officeooo:paragraph-rsid="0015bdd6" style:font-size-asian="13pt" style:font-weight-asian="normal" style:font-size-complex="13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3pt" style:text-underline-style="none" fo:font-weight="normal" officeooo:paragraph-rsid="0015bdd6" style:font-size-asian="13pt" style:font-weight-asian="normal" style:font-size-complex="13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26pt" fo:font-style="italic" fo:font-weight="bold" officeooo:paragraph-rsid="000cff84" style:font-size-asian="26pt" style:font-style-asian="italic" style:font-weight-asian="bold" style:font-size-complex="26pt" style:font-style-complex="italic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4pt" fo:font-style="italic" fo:font-weight="bold" officeooo:paragraph-rsid="000cff84" style:font-size-asian="14pt" style:font-style-asian="italic" style:font-weight-asian="bold" style:font-size-complex="14pt" style:font-style-complex="italic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ize="14pt" fo:font-style="italic" fo:font-weight="bold" officeooo:paragraph-rsid="000f48ee" style:font-size-asian="14pt" style:font-style-asian="italic" style:font-weight-asian="bold" style:font-size-complex="14pt" style:font-style-complex="italic" style:font-weight-complex="bold"/>
    </style:style>
    <style:style style:name="P27" style:family="paragraph" style:parent-style-name="Standard">
      <style:text-properties fo:font-variant="normal" fo:text-transform="none" fo:color="#000000" loext:opacity="100%" style:font-name="sans-serif" fo:font-size="10.5pt" fo:letter-spacing="normal" fo:font-style="normal" fo:font-weight="normal" fo:background-color="transparent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3pt" fo:font-weight="normal" officeooo:paragraph-rsid="001a3b12" style:font-size-asian="13pt" style:font-weight-asian="normal" style:font-size-complex="13pt" style:font-weight-complex="normal"/>
    </style:style>
    <style:style style:name="T1" style:family="text">
      <style:text-properties officeooo:rsid="000cff54"/>
    </style:style>
    <style:style style:name="T2" style:family="text">
      <style:text-properties fo:font-weight="bold" officeooo:rsid="000cff84" style:font-weight-asian="bold" style:font-weight-complex="bold"/>
    </style:style>
    <style:style style:name="T3" style:family="text">
      <style:text-properties fo:font-size="22pt" style:font-size-asian="22pt" style:font-style-asian="italic" style:font-size-complex="22pt" style:font-style-complex="italic"/>
    </style:style>
    <style:style style:name="T4" style:family="text">
      <style:text-properties fo:font-size="22pt" officeooo:rsid="001405da" style:font-size-asian="22pt" style:font-size-complex="22pt"/>
    </style:style>
    <style:style style:name="T5" style:family="text">
      <style:text-properties fo:font-size="22pt" fo:font-weight="bold" officeooo:rsid="0017770e" style:font-size-asian="22pt" style:font-weight-asian="bold" style:font-size-complex="22pt" style:font-weight-complex="bold"/>
    </style:style>
    <style:style style:name="T6" style:family="text">
      <style:text-properties fo:font-size="26pt" style:font-size-asian="26pt" style:font-style-asian="italic" style:font-size-complex="26pt" style:font-style-complex="italic"/>
    </style:style>
    <style:style style:name="T7" style:family="text">
      <style:text-properties officeooo:rsid="001405da"/>
    </style:style>
    <style:style style:name="T8" style:family="text">
      <style:text-properties officeooo:rsid="0017770e"/>
    </style:style>
    <style:style style:name="T9" style:family="text">
      <style:text-properties fo:color="#000000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22"/>
      <text:p text:style-name="P23">Liceul Teoretic “Mihail Kogălniceanu” Vaslui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4">LUCRARE PENTRU OBŢINEREA</text:p>
      <text:p text:style-name="P15"><text:span text:style-name="T6">ATESTATULUI PROFESIONAL</text:span><text:span text:style-name="T3"> </text:span></text:p>
      <text:p text:style-name="P14"/>
      <text:p text:style-name="P25"/>
      <text:p text:style-name="P25"/>
      <text:p text:style-name="P26">profil matematică – informatică, </text:p>
      <text:p text:style-name="P26">intensiv informatică</text:p>
      <text:p text:style-name="P6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Absolvent: <text:span text:style-name="T2">Turcu Andrei Cristian</text:span></text:p>
      <text:p text:style-name="P7">Profesor îndrumător: <text:span text:style-name="T1">Nicu Vlad Laurentiu</text:span></text:p>
      <text:p text:style-name="P2"/>
      <text:p text:style-name="P2"/>
      <text:p text:style-name="P13">- 2024 -</text:p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To do list</text:p>
      <text:p text:style-name="P4"><text:tab/><text:tab/><text:tab/><text:tab/><text:tab/><text:tab/><text:tab/><text:tab/><text:span text:style-name="T5">realizat in C#</text:span></text:p>
      <text:p text:style-name="P1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Introducere</text:p>
      <text:p text:style-name="P2"/>
      <text:p text:style-name="P12"/>
      <text:p text:style-name="P12"><text:tab/><text:span text:style-name="T9">C# este un limbaj de programare orientat-obiect conceput de Microsoft la sfârșitul anilor 90. A fost conceput ca un concurent pentru limbajul Java. Ca și acesta, C# este un derivat al limbajului de programare C++.</text:span></text:p>
      <text:p text:style-name="P27"><text:tab/></text:p>
      <text:p text:style-name="P27"><text:tab/>C# simplifică mult scrierea de programe pentru sistemul de operare Windows, iOS, Android etc. Este un limbaj de programare cross-platform.</text:p>
      <text:p text:style-name="P2"/>
      <text:p text:style-name="P2"><text:tab/>În timpul dezvoltării .NET Framework, bibliotecile de clasă au fost scrise inițial folosind un sistem de compilare de cod gestionat numit „Simple Managed C” (SMC). În ianuarie 1999, Anders Hejlsberg a format o echipă pentru a construi un nou limbaj la acea vreme, numit Cool, care înseamnă „C-like Object Oriented Language”. Microsoft a luat în considerare păstrarea numelui „Cool” ca denumire finală a limbii, dar a ales să nu facă acest lucru din motive legate de marca comercială. Până la momentul în care proiectul .NET a fost anunțat public la Conferința dezvoltatorilor profesionali din iulie 2000, limbajul fusese redenumit C#, iar bibliotecile de clasă și runtime-ul ASP.NET fuseseră portate în C#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using System;</text:p>
      <text:p text:style-name="P5">using System.Collections.Generic;</text:p>
      <text:p text:style-name="P5">using System.ComponentModel;</text:p>
      <text:p text:style-name="P5">using System.Data;</text:p>
      <text:p text:style-name="P5">using System.Drawing;</text:p>
      <text:p text:style-name="P5">using System.Linq;</text:p>
      <text:p text:style-name="P5">using System.Security.Policy;</text:p>
      <text:p text:style-name="P5">using System.Text;</text:p>
      <text:p text:style-name="P5">using System.Threading.Tasks;</text:p>
      <text:p text:style-name="P5">using System.Windows.Forms;</text:p>
      <text:p text:style-name="P5">using static System.Windows.Forms.VisualStyles.VisualStyleElement;</text:p>
      <text:p text:style-name="P5">namespace To_do</text:p>
      <text:p text:style-name="P5">{</text:p>
      <text:p text:style-name="P5"><text:s text:c="4"/>public partial class Form1 : Form</text:p>
      <text:p text:style-name="P5"><text:s text:c="4"/>{</text:p>
      <text:p text:style-name="P5"><text:s text:c="8"/>int number_of_tasks = 0;</text:p>
      <text:p text:style-name="P5"><text:s text:c="8"/>const int max_number_of_tasks=10;</text:p>
      <text:p text:style-name="P5"><text:s text:c="8"/>string text = "/10 tasks";</text:p>
      <text:p text:style-name="P5"><text:s text:c="8"/>bool[] valid_position = new bool[11] ; // pozitiile task-urilor</text:p>
      <text:p text:style-name="P5"><text:s text:c="8"/>public void Refresh_Counter() // Aceasta functie afiseaza numarul de <text:s/></text:p>
      <text:p text:style-name="P5"><text:s text:c="8"/>{ <text:s text:c="28"/>// task-uri actuale si daca numarul de task-uri</text:p>
      <text:p text:style-name="P5"><text:s text:c="38"/>// actuale este egal cu numarul maxim de task-uri</text:p>
      <text:p text:style-name="P5"><text:s text:c="38"/>// se ascunde optiunea de a adauga</text:p>
      <text:p text:style-name="P5"><text:s text:c="38"/>// task-uri noi </text:p>
      <text:p text:style-name="P5"><text:s text:c="12"/>Counter.Text = number_of_tasks.ToString() + text; // afisarea numarului curent de task.uri </text:p>
      <text:p text:style-name="P5"><text:s text:c="12"/>if (number_of_tasks == max_number_of_tasks) // verifica daca se mai pot adauga task.uri</text:p>
      <text:p text:style-name="P5"><text:s text:c="16"/>Adition.Visible = false; // ascunde optiunea de a adauga</text:p>
      <text:p text:style-name="P5"><text:s text:c="12"/>else</text:p>
      <text:p text:style-name="P5"><text:s text:c="16"/>Adition.Visible = true; // face vizibila optiunea de a adauga</text:p>
      <text:p text:style-name="P5"><text:s text:c="8"/>}</text:p>
      <text:p text:style-name="P5"><text:s text:c="8"/>public Form1()</text:p>
      <text:p text:style-name="P5"><text:s text:c="8"/>{</text:p>
      <text:p text:style-name="P5"><text:s text:c="12"/>InitializeComponent(); </text:p>
      <text:p text:style-name="P5"><text:s text:c="12"/>Refresh_Counter(); // contorul este afisat pentru prima oara </text:p>
      <text:p text:style-name="P5"><text:s text:c="12"/>for (int i = 1; i &lt;= max_number_of_tasks; i++) //pozitiile sunt marcate ca fiind valide</text:p>
      <text:p text:style-name="P5"><text:s text:c="16"/>valid_position[i] = true;</text:p>
      <text:p text:style-name="P5"><text:s text:c="8"/>}</text:p>
      <text:p text:style-name="P5"><text:s text:c="8"/>private void Add_Click(object sender, EventArgs e)</text:p>
      <text:p text:style-name="P5"><text:s text:c="8"/>{</text:p>
      <text:p text:style-name="P5"><text:s text:c="12"/>// cand butonul Add este apasat :</text:p>
      <text:p text:style-name="P5"><text:s text:c="12"/>number_of_tasks++; // creste numarul de task-uri</text:p>
      <text:p text:style-name="P5"><text:s text:c="12"/>Refresh_Counter(); // se schimba afisajul si se verifica daca se mai pot adauga task-uri</text:p>
      <text:p text:style-name="P5"><text:s text:c="12"/>int width1 = 400,width2 = 350,width3=50;</text:p>
      <text:p text:style-name="P5"><text:s text:c="12"/>int height1 = 50; <text:s text:c="3"/></text:p>
      <text:p text:style-name="P5"><text:s text:c="12"/>int position=0; // cautam o pozitie libera pentru task-ul nou</text:p>
      <text:p text:style-name="P5"><text:s text:c="12"/>for(int i=1;i&lt;= max_number_of_tasks; i++)</text:p>
      <text:p text:style-name="P5"><text:s text:c="16"/>if( valid_position[i] )</text:p>
      <text:p text:style-name="P5"><text:s text:c="16"/>{</text:p>
      <text:p text:style-name="P5"><text:soft-page-break/><text:s text:c="20"/>position = i;</text:p>
      <text:p text:style-name="P5"><text:s text:c="20"/>valid_position[ position ] = false; // pozitia nu mai este libera</text:p>
      <text:p text:style-name="P5"><text:s text:c="20"/>break;</text:p>
      <text:p text:style-name="P5"><text:s text:c="16"/>}</text:p>
      <text:p text:style-name="P5"><text:s text:c="12"/>// task-ul nou o sa fie pus intr-un GroupBox pentru a putea fi modificat cu usurinta</text:p>
      <text:p text:style-name="P5"><text:s text:c="12"/>var td_group = new GroupBox</text:p>
      <text:p text:style-name="P5"><text:s text:c="12"/>{</text:p>
      <text:p text:style-name="P5"><text:s text:c="16"/>Location = new Point(50, 30+position*(width3+10)),</text:p>
      <text:p text:style-name="P5"><text:s text:c="16"/>Size = new Size(width1,height1),</text:p>
      <text:p text:style-name="P5"><text:s text:c="12"/>};</text:p>
      <text:p text:style-name="P5"><text:s text:c="12"/>// in acest grup o sa avem :</text:p>
      <text:p text:style-name="P5"><text:s text:c="12"/>var td_text = new Label // un Label pentru afisarea textului dorit</text:p>
      <text:p text:style-name="P5"><text:s text:c="12"/>{</text:p>
      <text:p text:style-name="P5"><text:s text:c="16"/>Text = Input.Text,</text:p>
      <text:p text:style-name="P5"><text:s text:c="16"/>MaximumSize = new Size(width2, height1),</text:p>
      <text:p text:style-name="P5"><text:s text:c="16"/>AutoSize = true,</text:p>
      <text:p text:style-name="P5"><text:s text:c="16"/>BackColor = Color.DarkSeaGreen,</text:p>
      <text:p text:style-name="P5"><text:s text:c="16"/>Font = new Font(FontFamily.GenericSansSerif, 15, FontStyle.Bold),</text:p>
      <text:p text:style-name="P5"><text:s text:c="12"/>};</text:p>
      <text:p text:style-name="P5"><text:s text:c="12"/>td_group.Controls.Add(td_text); // adaugarea in grup</text:p>
      <text:p text:style-name="P5"><text:s text:c="12"/>var td_button = new System.Windows.Forms.Button//un Button pentru a putea sterge task-ul </text:p>
      <text:p text:style-name="P5"><text:s text:c="12"/>{</text:p>
      <text:p text:style-name="P5"><text:s text:c="16"/>Text = "X",</text:p>
      <text:p text:style-name="P5"><text:s text:c="16"/>Size = new Size(width3, width3),</text:p>
      <text:p text:style-name="P5"><text:s text:c="16"/>Location = new Point (width2, 0), <text:s/></text:p>
      <text:p text:style-name="P5"><text:s text:c="16"/>ForeColor = Color.DarkSeaGreen,</text:p>
      <text:p text:style-name="P5"><text:s text:c="12"/>};</text:p>
      <text:p text:style-name="P5"><text:s text:c="12"/>td_group.Controls.Add(td_button);// adaugarea in grup</text:p>
      <text:p text:style-name="P5"><text:s text:c="12"/></text:p>
      <text:p text:style-name="P5"><text:s text:c="12"/>Controls.Add(td_group); // adaugarea grupului </text:p>
      <text:p text:style-name="P5"><text:s text:c="12"/>td_button.Click += new EventHandler(td_Delete );</text:p>
      <text:p text:style-name="P5"><text:s text:c="12"/>void td_Delete(object sender1, EventArgs e1) // stergerea task-ului</text:p>
      <text:p text:style-name="P5"><text:s text:c="12"/>{</text:p>
      <text:p text:style-name="P5"><text:s text:c="16"/>Controls.Remove(td_group);</text:p>
      <text:p text:style-name="P5"><text:s text:c="16"/>number_of_tasks--; // scade numarul de task-uri</text:p>
      <text:p text:style-name="P5"><text:s text:c="16"/>Refresh_Counter(); // se schimba afisajul</text:p>
      <text:p text:style-name="P5"><text:s text:c="16"/>valid_position[ position ] = true; // elibereaza pozitia task-ului sters</text:p>
      <text:p text:style-name="P5"><text:s text:c="12"/>}</text:p>
      <text:p text:style-name="P5"><text:s text:c="8"/>}</text:p>
      <text:p text:style-name="P5"><text:s text:c="4"/>}</text:p>
      <text:p text:style-name="P5">}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6">BIBLIOGRAFIE</text:p>
      <text:p text:style-name="P16"/>
      <text:p text:style-name="P17"/>
      <text:p text:style-name="P18"/>
      <text:p text:style-name="P18"><text:a xlink:type="simple" xlink:href="https://tuneam.files.wordpress.com/2020/11/programare-visuala-c-prin-joc.pdf" text:style-name="Internet_20_link" text:visited-style-name="Visited_20_Internet_20_Link">https://tuneam.files.wordpress.com/2020/11/programare-visuala-c-prin-joc.pdf</text:a></text:p>
      <text:p text:style-name="P18"><text:a xlink:type="simple" xlink:href="https://ro.wikipedia.org/wiki/C_sharp" text:style-name="Internet_20_link" text:visited-style-name="Visited_20_Internet_20_Link">https://ro.wikipedia.org/wiki/C_sharp</text:a></text:p>
      <text:p text:style-name="P18"><text:a xlink:type="simple" xlink:href="https://en.wikipedia.org/wiki/C_Sharp_(programming_language" text:style-name="Internet_20_link" text:visited-style-name="Visited_20_Internet_20_Link">https://en.wikipedia.org/wiki/C_Sharp_(programming_language</text:a>)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/>
      <text:p text:style-name="P19"/>
      <text:p text:style-name="P19"/>
      <text:p text:style-name="P19"><text:soft-page-break/></text:p>
      <text:p text:style-name="P20"/>
      <text:p text:style-name="P20"/>
      <text:p text:style-name="P21"><text:tab/><text:tab/><text:tab/><text:tab/><text:tab/><text:tab/><text:span text:style-name="T4">Cuprins</text:span></text:p>
      <text:p text:style-name="P18"/>
      <text:p text:style-name="P18"/>
      <text:p text:style-name="P28">Introducere………………………………………………………………………………………<text:span text:style-name="T8">1</text:span> <text:span text:style-name="T7">Cod</text:span> ……………………………………………………………………………………………...<text:span text:style-name="T8">4</text:span></text:p>
      <text:p text:style-name="P28">Bibliografie ……………………………………………………………………………………..<text:span text:style-name="T8">6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Helvetica" svg:font-family="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7T12:14:15.528169944</meta:creation-date>
    <dc:date>2023-12-17T16:12:48.944375400</dc:date>
    <meta:editing-duration>PT36M49S</meta:editing-duration>
    <meta:editing-cycles>7</meta:editing-cycles>
    <meta:generator>LibreOffice/7.2.7.2$Linux_X86_64 LibreOffice_project/20$Build-2</meta:generator>
    <meta:document-statistic meta:table-count="0" meta:image-count="0" meta:object-count="0" meta:page-count="7" meta:paragraph-count="112" meta:word-count="613" meta:character-count="5542" meta:non-whitespace-character-count="3967"/>
  </office:meta>
</office:document-meta>
</file>